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cm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26cm" svg:height="0.725cm" svg:x="0.791cm" svg:y="0.875cm">
          <draw:text-box>
            <text:p><text:span text:style-name="T1">ANT1</text:span></text:p>
          </draw:text-box>
        </draw:frame>
        <draw:g>
          <draw:line draw:style-name="gr2" draw:text-style-name="P2" draw:layer="layout" svg:x1="0.7cm" svg:y1="2.3cm" svg:x2="0.7cm" svg:y2="0.3cm">
            <text:p/>
          </draw:line>
          <draw:line draw:style-name="gr2" draw:text-style-name="P2" draw:layer="layout" svg:x1="0.7cm" svg:y1="1cm" svg:x2="1.2cm" svg:y2="0.3cm">
            <text:p/>
          </draw:line>
          <draw:line draw:style-name="gr2" draw:text-style-name="P2" draw:layer="layout" svg:x1="0.7cm" svg:y1="1cm" svg:x2="0.2cm" svg:y2="0.3cm">
            <text:p/>
          </draw:line>
          <draw:line draw:style-name="gr2" draw:text-style-name="P2" draw:layer="layout" svg:x1="1.2cm" svg:y1="0.3cm" svg:x2="0.2cm" svg:y2="0.3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1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4:06:38.265000000</meta:creation-date>
    <dc:date>2021-07-04T14:25:23.047000000</dc:date>
    <meta:editing-duration>PT8M34S</meta:editing-duration>
    <meta:editing-cycles>2</meta:editing-cycles>
    <meta:generator>LibreOffice/6.4.4.2$Windows_X86_64 LibreOffice_project/3d775be2011f3886db32dfd395a6a6d1ca2630ff</meta:generator>
    <meta:document-statistic meta:object-count="6"/>
  </office:meta>
</office:document-meta>
</file>